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assive_nature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mod_slow_bus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d_thorn_armor_thorns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mod_poison_bus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gorgons_gaze</text:p>
          </table:table-cell>
          <table:table-cell table:number-columns-repeated="4" table:style-name="ce2"/>
          <table:table-cell office:value-type="string" table:style-name="ce2">
            <text:p>thorn_armor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mod_fast_bus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oison_b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oisoned_weapons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start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41:36Z</dc:date>
    <meta:editing-cycles>9</meta:editing-cycles>
    <meta:editing-duration>PT1211S</meta:editing-duration>
  </office:meta>
</office:document-meta>
</file>